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05cm" draw:marker-end-width="0.305cm" draw:fill="none" loext:fill-use-slide-background="false" draw:textarea-horizontal-align="justify" draw:textarea-vertical-align="middle" draw:auto-grow-height="false" fo:min-height="15.018cm" fo:min-width="14.768cm" fo:padding-top="0.162cm" fo:padding-bottom="0.162cm" fo:padding-left="0.287cm" fo:padding-right="0.287cm" loext:decorative="false"/>
    </style:style>
    <style:style style:name="gr2" style:family="graphic" style:parent-style-name="standard">
      <style:graphic-properties svg:stroke-width="0.076cm" svg:stroke-color="#000000" draw:marker-start-width="0.305cm" draw:marker-end-width="0.305cm" draw:fill="none" loext:fill-use-slide-background="false" draw:textarea-horizontal-align="justify" draw:textarea-vertical-align="middle" draw:auto-grow-height="false" fo:min-height="14.243cm" fo:min-width="13.993cm" fo:padding-top="0.162cm" fo:padding-bottom="0.162cm" fo:padding-left="0.287cm" fo:padding-right="0.287cm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1.59cm" svg:x="3.17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0.599cm" svg:height="20.599cm" svg:x="3.671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805cm" svg:y1="21.59cm" svg:x2="14.135cm" svg:y2="21.59cm">
          <text:p/>
        </draw:line>
        <draw:line draw:style-name="gr3" draw:text-style-name="P1" draw:layer="layout" svg:x1="13.97cm" svg:y1="21.755cm" svg:x2="13.97cm" svg:y2="21.425cm">
          <text:p/>
        </draw:line>
        <draw:line draw:style-name="gr3" draw:text-style-name="P1" draw:layer="layout" svg:x1="13.971cm" svg:y1="32.768cm" svg:x2="13.97cm" svg:y2="10.541cm">
          <text:p/>
        </draw:line>
        <draw:line draw:style-name="gr3" draw:text-style-name="P1" draw:layer="layout" svg:x1="15.134cm" svg:y1="32.646cm" svg:x2="12.81cm" svg:y2="10.541cm">
          <text:p/>
        </draw:line>
        <draw:line draw:style-name="gr3" draw:text-style-name="P1" draw:layer="layout" svg:x1="16.282cm" svg:y1="32.465cm" svg:x2="11.66cm" svg:y2="10.724cm">
          <text:p/>
        </draw:line>
        <draw:line draw:style-name="gr3" draw:text-style-name="P1" draw:layer="layout" svg:x1="17.407cm" svg:y1="32.165cm" svg:x2="10.537cm" svg:y2="11.026cm">
          <text:p/>
        </draw:line>
        <draw:line draw:style-name="gr3" draw:text-style-name="P1" draw:layer="layout" svg:x1="18.493cm" svg:y1="31.75cm" svg:x2="9.451cm" svg:y2="11.445cm">
          <text:p/>
        </draw:line>
        <draw:line draw:style-name="gr3" draw:text-style-name="P1" draw:layer="layout" svg:x1="19.529cm" svg:y1="31.224cm" svg:x2="8.414cm" svg:y2="11.975cm">
          <text:p/>
        </draw:line>
        <draw:line draw:style-name="gr3" draw:text-style-name="P1" draw:layer="layout" svg:x1="20.506cm" svg:y1="30.592cm" svg:x2="7.44cm" svg:y2="12.61cm">
          <text:p/>
        </draw:line>
        <draw:line draw:style-name="gr3" draw:text-style-name="P1" draw:layer="layout" svg:x1="21.41cm" svg:y1="29.86cm" svg:x2="6.536cm" svg:y2="13.343cm">
          <text:p/>
        </draw:line>
        <draw:line draw:style-name="gr3" draw:text-style-name="P1" draw:layer="layout" svg:x1="22.233cm" svg:y1="29.039cm" svg:x2="5.714cm" svg:y2="14.167cm">
          <text:p/>
        </draw:line>
        <draw:line draw:style-name="gr3" draw:text-style-name="P1" draw:layer="layout" svg:x1="22.967cm" svg:y1="28.136cm" svg:x2="4.984cm" svg:y2="15.072cm">
          <text:p/>
        </draw:line>
        <draw:line draw:style-name="gr3" draw:text-style-name="P1" draw:layer="layout" svg:x1="23.601cm" svg:y1="27.161cm" svg:x2="4.351cm" svg:y2="16.048cm">
          <text:p/>
        </draw:line>
        <draw:line draw:style-name="gr3" draw:text-style-name="P1" draw:layer="layout" svg:x1="24.129cm" svg:y1="26.125cm" svg:x2="3.823cm" svg:y2="17.085cm">
          <text:p/>
        </draw:line>
        <draw:line draw:style-name="gr3" draw:text-style-name="P1" draw:layer="layout" svg:x1="24.547cm" svg:y1="25.04cm" svg:x2="3.407cm" svg:y2="18.172cm">
          <text:p/>
        </draw:line>
        <draw:line draw:style-name="gr3" draw:text-style-name="P1" draw:layer="layout" svg:x1="24.849cm" svg:y1="23.917cm" svg:x2="3.107cm" svg:y2="19.297cm">
          <text:p/>
        </draw:line>
        <draw:line draw:style-name="gr3" draw:text-style-name="P1" draw:layer="layout" svg:x1="25.033cm" svg:y1="22.768cm" svg:x2="2.927cm" svg:y2="20.446cm">
          <text:p/>
        </draw:line>
        <draw:line draw:style-name="gr3" draw:text-style-name="P1" draw:layer="layout" svg:x1="25.095cm" svg:y1="21.606cm" svg:x2="2.868cm" svg:y2="21.607cm">
          <text:p/>
        </draw:line>
        <draw:line draw:style-name="gr3" draw:text-style-name="P1" draw:layer="layout" svg:x1="25.035cm" svg:y1="20.445cm" svg:x2="2.93cm" svg:y2="22.769cm">
          <text:p/>
        </draw:line>
        <draw:line draw:style-name="gr3" draw:text-style-name="P1" draw:layer="layout" svg:x1="24.854cm" svg:y1="19.296cm" svg:x2="3.113cm" svg:y2="23.918cm">
          <text:p/>
        </draw:line>
        <draw:line draw:style-name="gr3" draw:text-style-name="P1" draw:layer="layout" svg:x1="24.554cm" svg:y1="18.171cm" svg:x2="3.415cm" svg:y2="25.041cm">
          <text:p/>
        </draw:line>
        <draw:line draw:style-name="gr3" draw:text-style-name="P1" draw:layer="layout" svg:x1="24.139cm" svg:y1="17.085cm" svg:x2="3.834cm" svg:y2="26.127cm">
          <text:p/>
        </draw:line>
        <draw:line draw:style-name="gr3" draw:text-style-name="P1" draw:layer="layout" svg:x1="23.613cm" svg:y1="16.048cm" svg:x2="4.364cm" svg:y2="27.163cm">
          <text:p/>
        </draw:line>
        <draw:line draw:style-name="gr3" draw:text-style-name="P1" draw:layer="layout" svg:x1="22.981cm" svg:y1="15.073cm" svg:x2="4.999cm" svg:y2="28.139cm">
          <text:p/>
        </draw:line>
        <draw:line draw:style-name="gr3" draw:text-style-name="P1" draw:layer="layout" svg:x1="22.249cm" svg:y1="14.168cm" svg:x2="5.732cm" svg:y2="29.042cm">
          <text:p/>
        </draw:line>
        <draw:line draw:style-name="gr3" draw:text-style-name="P1" draw:layer="layout" svg:x1="21.428cm" svg:y1="13.345cm" svg:x2="6.556cm" svg:y2="29.864cm">
          <text:p/>
        </draw:line>
        <draw:line draw:style-name="gr3" draw:text-style-name="P1" draw:layer="layout" svg:x1="20.525cm" svg:y1="12.611cm" svg:x2="7.461cm" svg:y2="30.594cm">
          <text:p/>
        </draw:line>
        <draw:line draw:style-name="gr3" draw:text-style-name="P1" draw:layer="layout" svg:x1="19.55cm" svg:y1="11.98cm" svg:x2="8.437cm" svg:y2="31.23cm">
          <text:p/>
        </draw:line>
        <draw:line draw:style-name="gr3" draw:text-style-name="P1" draw:layer="layout" svg:x1="18.515cm" svg:y1="11.453cm" svg:x2="9.475cm" svg:y2="31.759cm">
          <text:p/>
        </draw:line>
        <draw:line draw:style-name="gr3" draw:text-style-name="P1" draw:layer="layout" svg:x1="17.43cm" svg:y1="11.037cm" svg:x2="10.562cm" svg:y2="32.177cm">
          <text:p/>
        </draw:line>
        <draw:line draw:style-name="gr3" draw:text-style-name="P1" draw:layer="layout" svg:x1="16.307cm" svg:y1="10.737cm" svg:x2="11.687cm" svg:y2="32.479cm">
          <text:p/>
        </draw:line>
        <draw:line draw:style-name="gr3" draw:text-style-name="P1" draw:layer="layout" svg:x1="15.16cm" svg:y1="10.556cm" svg:x2="12.838cm" svg:y2="32.662cm">
          <text:p/>
        </draw:line>
        <draw:custom-shape draw:style-name="gr4" draw:text-style-name="P2" draw:layer="layout" svg:width="0.222cm" svg:height="0.399cm" draw:transform="skewX (-0.0132645023151569) rotate (2.61799387799149) translate (19.275cm 12.68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02cm" svg:height="0.404cm" draw:transform="skewX (-0.0132645023151569) rotate (2.0943951023932) translate (22.999cm 16.525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draw:layer="layout" svg:width="0.222cm" svg:height="0.433cm" draw:transform="skewX (-0.0132645023151568) rotate (1.0471975511966) translate (22.85cm 26.861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draw:layer="layout" svg:width="0.222cm" svg:height="0.453cm" draw:transform="skewX (-0.0132645023151569) translate (13.855cm 31.90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22cm" svg:height="0.425cm" draw:transform="skewX (-0.0132645023151569) rotate (1.5707963267949) translate (3.21cm 21.72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draw:layer="layout" svg:width="0.222cm" svg:height="0.399cm" draw:transform="skewX (-0.0132645023151569) rotate (2.0943951023932) translate (4.738cm 27.08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draw:layer="layout" svg:width="0.222cm" svg:height="0.448cm" draw:transform="skewX (-0.0132645023151569) rotate (2.61799387799149) translate (8.715cm 30.98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22cm" svg:height="0.438cm" draw:transform="skewX (-0.0113446401379631) rotate (0.506145483078356) translate (19.029cm 30.58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11cm" svg:height="0.401cm" draw:transform="skewX (-0.0113446401379631) rotate (0.506145483078356) translate (8.496cm 12.32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18cm" svg:height="0.402cm" draw:transform="skewX (-0.0132645023151568) rotate (1.0471975511966) translate (4.594cm 16.317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draw:layer="layout" svg:width="0.198cm" svg:height="0.39cm" svg:x="13.871cm" svg:y="10.8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198cm" svg:height="0.424cm" draw:transform="rotate (1.5707963267949) translate (24.305cm 21.705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31T14:50:38.697000000</meta:creation-date>
    <dc:date>2025-04-01T12:35:11.542000000</dc:date>
    <meta:editing-duration>PT20H31M44S</meta:editing-duration>
    <meta:editing-cycles>59</meta:editing-cycles>
    <meta:generator>LibreOffice/24.8.5.2$Windows_x86 LibreOffice_project/fddf2685c70b461e7832239a0162a77216259f22</meta:generator>
    <meta:document-statistic meta:object-count="46"/>
  </office:meta>
</office:document-meta>
</file>